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bottom"/>
    </style:style>
    <style:style style:name="gr3" style:family="graphic" style:parent-style-name="standard">
      <style:graphic-properties draw:stroke="solid" draw:stroke-dash="Dashed_20__28_var_29__20_4" svg:stroke-width="0.051cm" svg:stroke-color="#000000" draw:stroke-linejoin="round" svg:stroke-linecap="butt" draw:fill="none" draw:fill-color="#feffff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effff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_20_4" svg:stroke-width="0.051cm" svg:stroke-color="#000000" draw:stroke-linejoin="round" svg:stroke-linecap="butt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solid" draw:stroke-dash="Dashed_20__28_var_29__20_4" svg:stroke-width="0.051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draw:stroke-dash="Dashed_20__28_var_29__20_4" svg:stroke-width="0.051cm" svg:stroke-color="#000000" draw:marker-end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draw:stroke-dash="Dashed_20__28_var_29__20_4" svg:stroke-width="0.051cm" svg:stroke-color="#000000" draw:marker-start="Arrow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standard">
      <style:graphic-properties draw:stroke="solid" draw:stroke-dash="Dashed_20__28_var_29__20_4" svg:stroke-width="0.05cm" svg:stroke-color="#000000" draw:marker-start-width="0.355cm" draw:marker-end-width="0.355cm" draw:stroke-linejoin="none" svg:stroke-linecap="butt" draw:fill="solid" draw:fill-color="#ffffff" draw:textarea-horizontal-align="center" draw:textarea-vertical-align="botto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256cm"/>
    </style:style>
    <style:style style:name="gr13" style:family="graphic" style:parent-style-name="standard">
      <style:graphic-properties draw:stroke="solid" draw:stroke-dash="Dashed_20__28_var_29__20_4" svg:stroke-width="0.051cm" svg:stroke-color="#000000" draw:marker-start="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14" style:family="graphic" style:parent-style-name="standard">
      <style:graphic-properties draw:stroke="none" svg:stroke-color="#000000" draw:fill="none" draw:fill-color="#ffffff" fo:min-height="0.285cm"/>
    </style:style>
    <style:style style:name="gr15" style:family="graphic" style:parent-style-name="standard">
      <style:graphic-properties draw:stroke="none" draw:fill="none" fo:min-height="0.1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effff"/>
      <style:paragraph-properties fo:text-align="center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3" style:family="paragraph">
      <loext:graphic-properties draw:fill="none" draw:fill-color="#feffff"/>
      <style:paragraph-properties fo:text-align="cente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P5" style:family="paragraph">
      <loext:graphic-properties draw:fill="solid" draw:fill-color="#feffff"/>
      <style:paragraph-properties fo:text-align="center"/>
    </style:style>
    <style:style style:name="P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P8" style:family="paragraph">
      <loext:graphic-properties draw:fill="solid" draw:fill-color="#fe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ffffff"/>
      <style:paragraph-properties fo:text-align="center"/>
      <style:text-properties style:font-name="Calibri2" fo:font-size="11pt" style:font-size-asian="18pt" style:font-size-complex="18pt"/>
    </style:style>
    <style:style style:name="P10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P11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P12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P14" style:family="paragraph">
      <style:paragraph-properties fo:text-align="center"/>
      <style:text-properties fo:font-size="9pt" style:font-size-asian="18pt" style:font-size-complex="18pt"/>
    </style:style>
    <style:style style:name="P15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P16" style:family="paragraph">
      <loext:graphic-properties draw:fill="none" draw:fill-color="#ffffff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7" style:family="paragraph">
      <loext:graphic-properties draw:fill="solid" draw:fill-color="#ffffff"/>
      <style:paragraph-properties fo:text-align="center"/>
      <style:text-properties style:font-name="Calibri1" fo:font-size="12pt" style:font-size-asian="18pt" style:font-size-complex="18pt"/>
    </style:style>
    <style:style style:name="P18" style:family="paragraph">
      <loext:graphic-properties draw:fill="none"/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style:font-name="Calibri2" fo:font-size="8pt" style:font-size-asian="18pt" style:font-size-complex="18pt"/>
    </style:style>
    <style:style style:name="P20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.5pt" style:font-name-complex="Calibri" style:font-size-complex="11.5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9.3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pt" style:font-name-complex="Calibri" style:font-size-complex="5pt" style:text-scale="100%" style:text-overline-style="none" style:text-overline-color="font-color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Calibri2" fo:font-size="11pt" style:font-size-asian="18pt" style:font-size-complex="18pt"/>
    </style:style>
    <style:style style:name="T6" style:family="text">
      <style:text-properties fo:color="#b2b2b2" style:font-name="Calibri2" fo:font-size="11pt" style:font-size-asian="18pt" style:font-size-complex="18pt"/>
    </style:style>
    <style:style style:name="T7" style:family="text">
      <style:text-properties fo:color="#000000" style:text-outline="false" style:text-line-through-style="none" style:text-line-through-type="none" style:font-name="Calibri" fo:font-size="5.80000019073486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5.80000019073486pt" style:font-name-complex="Calibri" style:font-size-complex="5.80000019073486pt" style:text-scale="100%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40000009536743pt" style:font-name-complex="Calibri" style:font-size-complex="6.40000009536743pt" style:text-scale="100%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libri" fo:font-size="6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6.5pt" style:font-name-complex="Calibri" style:font-size-complex="6.5pt" style:text-scale="100%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.30000019073486pt" style:font-name-complex="Calibri" style:font-size-complex="9.30000019073486pt" style:text-scale="100%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4.30000019073486pt" style:font-name-complex="Calibri" style:font-size-complex="4.30000019073486pt" style:text-scale="100%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7.19999980926514pt" style:font-name-complex="Calibri" style:font-size-complex="7.19999980926514pt" style:text-scale="100%" style:text-overline-style="none" style:text-overline-color="font-color"/>
    </style:style>
    <style:style style:name="T13" style:family="text">
      <style:text-properties style:font-name="Calibri1" fo:font-size="12pt" style:font-size-asian="18pt" style:font-size-complex="18pt"/>
    </style:style>
    <style:style style:name="T14" style:family="text">
      <style:text-properties style:font-name="Calibri2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cm" svg:y1="6.4cm" svg:x2="17.7cm" svg:y2="7.4cm">
          <text:p/>
        </draw:line>
        <draw:line draw:style-name="gr1" draw:text-style-name="P1" draw:layer="layout" svg:x1="15.8cm" svg:y1="9.8cm" svg:x2="16.3cm" svg:y2="9.8cm">
          <text:p/>
        </draw:line>
        <draw:line draw:style-name="gr1" draw:text-style-name="P1" draw:layer="layout" svg:x1="15.6cm" svg:y1="9.4cm" svg:x2="16.1cm" svg:y2="9.4cm">
          <text:p/>
        </draw:line>
        <draw:line draw:style-name="gr1" draw:text-style-name="P1" draw:layer="layout" svg:x1="16.3cm" svg:y1="4.6cm" svg:x2="16.3cm" svg:y2="8.4cm">
          <text:p/>
        </draw:line>
        <draw:line draw:style-name="gr1" draw:text-style-name="P1" draw:layer="layout" svg:x1="13.97cm" svg:y1="9.122cm" svg:x2="16.2cm" svg:y2="9.1cm">
          <text:p/>
        </draw:line>
        <draw:line draw:style-name="gr1" draw:text-style-name="P1" draw:layer="layout" svg:x1="15.9cm" svg:y1="19.8cm" svg:x2="12.2cm" svg:y2="19.8cm">
          <text:p/>
        </draw:line>
        <draw:line draw:style-name="gr1" draw:text-style-name="P1" draw:layer="layout" svg:x1="15.8cm" svg:y1="9.8cm" svg:x2="15.9cm" svg:y2="19.8cm">
          <text:p/>
        </draw:line>
        <draw:line draw:style-name="gr1" draw:text-style-name="P1" draw:layer="layout" svg:x1="8.018cm" svg:y1="8.159cm" svg:x2="9.64cm" svg:y2="8.159cm">
          <text:p/>
        </draw:line>
        <draw:line draw:style-name="gr1" draw:text-style-name="P1" draw:layer="layout" svg:x1="9.64cm" svg:y1="4.948cm" svg:x2="10.453cm" svg:y2="4.948cm">
          <text:p/>
        </draw:line>
        <draw:line draw:style-name="gr1" draw:text-style-name="P1" draw:layer="layout" svg:x1="10.453cm" svg:y1="4.305cm" svg:x2="9.64cm" svg:y2="4.305cm">
          <text:p/>
        </draw:line>
        <draw:polygon draw:style-name="gr2" draw:text-style-name="P2" draw:layer="layout" svg:width="3.246cm" svg:height="1.284cm" svg:x="10.453cm" svg:y="12.975cm" svg:viewBox="0 0 3247 1285" draw:points="0,1285 3247,1285 3247,0 0,642">
          <text:p><text:span text:style-name="T1">Sign Extend</text:span></text:p>
        </draw:polygon>
        <draw:polygon draw:style-name="gr3" draw:text-style-name="P3" draw:layer="layout" svg:width="3.246cm" svg:height="1.284cm" svg:x="10.453cm" svg:y="12.975cm" svg:viewBox="0 0 3247 1285" draw:points="0,1285 3247,1285 3247,0 0,642">
          <text:p/>
        </draw:polygon>
        <draw:line draw:style-name="gr1" draw:text-style-name="P1" draw:layer="layout" svg:x1="11.806cm" svg:y1="5.911cm" svg:x2="12.076cm" svg:y2="5.911cm">
          <text:p/>
        </draw:line>
        <draw:polyline draw:style-name="gr1" draw:text-style-name="P1" draw:layer="layout" svg:width="3.788cm" svg:height="2.407cm" svg:x="21.276cm" svg:y="6.233cm" svg:viewBox="0 0 3789 2408" draw:points="0,2408 0,0 3789,0 3789,1759">
          <text:p/>
        </draw:polyline>
        <draw:line draw:style-name="gr1" draw:text-style-name="P1" draw:layer="layout" svg:x1="18.6cm" svg:y1="8.6cm" svg:x2="19.682cm" svg:y2="8.6cm">
          <text:p/>
        </draw:line>
        <draw:polyline draw:style-name="gr1" draw:text-style-name="P1" draw:layer="layout" svg:width="6.495cm" svg:height="1.284cm" svg:x="15.052cm" svg:y="9.122cm" svg:viewBox="0 0 6496 1285" draw:points="0,0 0,1285 6496,1285">
          <text:p/>
        </draw:polyline>
        <draw:line draw:style-name="gr1" draw:text-style-name="P1" draw:layer="layout" svg:x1="14.916cm" svg:y1="11.691cm" svg:x2="15.322cm" svg:y2="11.691cm">
          <text:p/>
        </draw:line>
        <draw:frame draw:style-name="gr4" draw:text-style-name="P4" draw:layer="layout" svg:width="0.711cm" svg:height="0.402cm" svg:x="13.982cm" svg:y="13.203cm">
          <draw:text-box>
            <text:p><text:span text:style-name="T1">SignImm</text:span></text:p>
          </draw:text-box>
        </draw:frame>
        <draw:line draw:style-name="gr1" draw:text-style-name="P1" draw:layer="layout" svg:x1="5.31cm" svg:y1="8.159cm" svg:x2="5.041cm" svg:y2="8.159cm">
          <text:p/>
        </draw:line>
        <draw:polygon draw:style-name="gr5" draw:text-style-name="P5" draw:layer="layout" svg:width="0.541cm" svg:height="1.285cm" svg:x="4.499cm" svg:y="7.516cm" svg:viewBox="0 0 542 1286" draw:points="0,0 0,1286 542,1286 542,0">
          <text:p/>
        </draw:polygon>
        <draw:polygon draw:style-name="gr3" draw:text-style-name="P3" draw:layer="layout" svg:width="0.541cm" svg:height="1.285cm" svg:x="4.499cm" svg:y="7.516cm" svg:viewBox="0 0 542 1286" draw:points="0,1286 542,1286 542,0 0,0">
          <text:p/>
        </draw:polygon>
        <draw:line draw:style-name="gr1" draw:text-style-name="P1" draw:layer="layout" svg:x1="4.769cm" svg:y1="7.196cm" svg:x2="4.769cm" svg:y2="7.516cm">
          <text:p/>
        </draw:line>
        <draw:polyline draw:style-name="gr1" draw:text-style-name="P1" draw:layer="layout" svg:width="0.541cm" svg:height="0.322cm" svg:x="4.499cm" svg:y="7.516cm" svg:viewBox="0 0 542 323" draw:points="0,0 270,323 542,0">
          <text:p/>
        </draw:polyline>
        <draw:frame draw:style-name="gr4" draw:text-style-name="P6" draw:layer="layout" svg:width="0.258cm" svg:height="0.326cm" svg:x="4.533cm" svg:y="6.822cm">
          <draw:text-box>
            <text:p><text:span text:style-name="T2">CLK</text:span></text:p>
          </draw:text-box>
        </draw:frame>
        <draw:polygon draw:style-name="gr5" draw:text-style-name="P5" draw:layer="layout" svg:width="2.165cm" svg:height="3.853cm" svg:x="5.852cm" svg:y="7.196cm" svg:viewBox="0 0 2166 3854" draw:points="0,0 0,3854 2166,3854 2166,0">
          <text:p/>
        </draw:polygon>
        <draw:polygon draw:style-name="gr3" draw:text-style-name="P3" draw:layer="layout" svg:width="2.165cm" svg:height="3.853cm" svg:x="5.852cm" svg:y="7.196cm" svg:viewBox="0 0 2166 3854" draw:points="0,3854 2166,3854 2166,0 0,0">
          <text:p/>
        </draw:polygon>
        <draw:line draw:style-name="gr1" draw:text-style-name="P1" draw:layer="layout" svg:x1="5.582cm" svg:y1="8.159cm" svg:x2="5.852cm" svg:y2="8.159cm">
          <text:p/>
        </draw:line>
        <draw:frame draw:style-name="gr4" draw:text-style-name="P6" draw:layer="layout" svg:width="0.1cm" svg:height="0.326cm" svg:x="5.998cm" svg:y="8.026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7.504cm" svg:y="8.026cm">
          <draw:text-box>
            <text:p><text:span text:style-name="T2">RD</text:span></text:p>
          </draw:text-box>
        </draw:frame>
        <draw:frame draw:style-name="gr4" draw:text-style-name="P6" draw:layer="layout" svg:width="0.777cm" svg:height="0.326cm" svg:x="6.202cm" svg:y="8.787cm">
          <draw:text-box>
            <text:p><text:span text:style-name="T2">Instruction</text:span></text:p>
          </draw:text-box>
        </draw:frame>
        <draw:frame draw:style-name="gr4" draw:text-style-name="P6" draw:layer="layout" svg:width="0.613cm" svg:height="0.326cm" svg:x="6.36cm" svg:y="9.191cm">
          <draw:text-box>
            <text:p><text:span text:style-name="T2">Memory</text:span></text:p>
          </draw:text-box>
        </draw:frame>
        <draw:polyline draw:style-name="gr1" draw:text-style-name="P1" draw:layer="layout" svg:width="1.082cm" svg:height="2.568cm" svg:x="5.852cm" svg:y="11.691cm" svg:viewBox="0 0 1083 2569" draw:points="0,2569 1083,2247 1083,321 0,0">
          <text:p/>
        </draw:polyline>
        <draw:polyline draw:style-name="gr1" draw:text-style-name="P1" draw:layer="layout" svg:width="0.54cm" svg:height="2.568cm" svg:x="5.852cm" svg:y="11.691cm" svg:viewBox="0 0 541 2569" draw:points="0,0 0,1123 541,1284 0,1445 0,2569">
          <text:p/>
        </draw:polyline>
        <draw:line draw:style-name="gr1" draw:text-style-name="P1" draw:layer="layout" svg:x1="5.582cm" svg:y1="13.778cm" svg:x2="5.852cm" svg:y2="13.778cm">
          <text:p/>
        </draw:line>
        <draw:line draw:style-name="gr1" draw:text-style-name="P1" draw:layer="layout" svg:x1="5.582cm" svg:y1="12.173cm" svg:x2="5.852cm" svg:y2="12.173cm">
          <text:p/>
        </draw:line>
        <draw:line draw:style-name="gr1" draw:text-style-name="P1" draw:layer="layout" svg:x1="6.935cm" svg:y1="12.975cm" svg:x2="7.476cm" svg:y2="12.975cm">
          <text:p/>
        </draw:line>
        <draw:frame draw:style-name="gr4" draw:text-style-name="P7" draw:layer="layout" svg:width="0.161cm" svg:height="0.175cm" draw:transform="rotate (1.5707963267949) translate (6.777cm 12.938cm)">
          <draw:text-box>
            <text:p><text:span text:style-name="T3">+</text:span></text:p>
          </draw:text-box>
        </draw:frame>
        <draw:frame draw:style-name="gr4" draw:text-style-name="P6" draw:layer="layout" svg:width="0.088cm" svg:height="0.326cm" svg:x="5.237cm" svg:y="13.645cm">
          <draw:text-box>
            <text:p><text:span text:style-name="T2">4</text:span></text:p>
          </draw:text-box>
        </draw:frame>
        <draw:polygon draw:style-name="gr5" draw:text-style-name="P5" draw:layer="layout" svg:width="3.246cm" svg:height="3.853cm" svg:x="10.453cm" svg:y="7.196cm" svg:viewBox="0 0 3247 3854" draw:points="0,0 0,3854 3247,3854 3247,0">
          <text:p/>
        </draw:polygon>
        <draw:polygon draw:style-name="gr3" draw:text-style-name="P3" draw:layer="layout" svg:width="3.246cm" svg:height="3.853cm" svg:x="10.453cm" svg:y="7.196cm" svg:viewBox="0 0 3247 3854" draw:points="0,3854 3247,3854 3247,0 0,0">
          <text:p/>
        </draw:polygon>
        <draw:line draw:style-name="gr1" draw:text-style-name="P1" draw:layer="layout" svg:x1="9.912cm" svg:y1="7.839cm" svg:x2="10.453cm" svg:y2="7.839cm">
          <text:p/>
        </draw:line>
        <draw:line draw:style-name="gr1" draw:text-style-name="P1" draw:layer="layout" svg:x1="13.7cm" svg:y1="7.839cm" svg:x2="14.242cm" svg:y2="7.839cm">
          <text:p/>
        </draw:line>
        <draw:line draw:style-name="gr1" draw:text-style-name="P1" draw:layer="layout" svg:x1="9.912cm" svg:y1="9.765cm" svg:x2="10.453cm" svg:y2="9.765cm">
          <text:p/>
        </draw:line>
        <draw:line draw:style-name="gr1" draw:text-style-name="P1" draw:layer="layout" svg:x1="8.557cm" svg:y1="10.406cm" svg:x2="10.453cm" svg:y2="10.406cm">
          <text:p/>
        </draw:line>
        <draw:line draw:style-name="gr1" draw:text-style-name="P1" draw:layer="layout" svg:x1="13.7cm" svg:y1="9.122cm" svg:x2="13.97cm" svg:y2="9.122cm">
          <text:p/>
        </draw:line>
        <draw:frame draw:style-name="gr4" draw:text-style-name="P6" draw:layer="layout" svg:width="0.1cm" svg:height="0.326cm" svg:x="10.599cm" svg:y="7.705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7.705cm">
          <draw:text-box>
            <text:p><text:span text:style-name="T2">1</text:span></text:p>
          </draw:text-box>
        </draw:frame>
        <draw:frame draw:style-name="gr4" draw:text-style-name="P6" draw:layer="layout" svg:width="0.1cm" svg:height="0.326cm" svg:x="10.599cm" svg:y="9.632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9.632cm">
          <draw:text-box>
            <text:p><text:span text:style-name="T2">3</text:span></text:p>
          </draw:text-box>
        </draw:frame>
        <draw:frame draw:style-name="gr4" draw:text-style-name="P6" draw:layer="layout" svg:width="0.264cm" svg:height="0.326cm" svg:x="10.599cm" svg:y="10.273cm">
          <draw:text-box>
            <text:p><text:span text:style-name="T2">WD</text:span></text:p>
          </draw:text-box>
        </draw:frame>
        <draw:frame draw:style-name="gr4" draw:text-style-name="P6" draw:layer="layout" svg:width="0.088cm" svg:height="0.326cm" svg:x="11.106cm" svg:y="10.273cm">
          <draw:text-box>
            <text:p><text:span text:style-name="T2">3</text:span></text:p>
          </draw:text-box>
        </draw:frame>
        <draw:frame draw:style-name="gr4" draw:text-style-name="P6" draw:layer="layout" svg:width="0.203cm" svg:height="0.326cm" svg:x="13.016cm" svg:y="8.989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8.989cm">
          <draw:text-box>
            <text:p><text:span text:style-name="T2">2</text:span></text:p>
          </draw:text-box>
        </draw:frame>
        <draw:frame draw:style-name="gr4" draw:text-style-name="P6" draw:layer="layout" svg:width="0.203cm" svg:height="0.326cm" svg:x="13.016cm" svg:y="7.705cm">
          <draw:text-box>
            <text:p><text:span text:style-name="T2">RD</text:span></text:p>
          </draw:text-box>
        </draw:frame>
        <draw:frame draw:style-name="gr4" draw:text-style-name="P6" draw:layer="layout" svg:width="0.088cm" svg:height="0.326cm" svg:x="13.406cm" svg:y="7.705cm">
          <draw:text-box>
            <text:p><text:span text:style-name="T2">1</text:span></text:p>
          </draw:text-box>
        </draw:frame>
        <draw:frame draw:style-name="gr4" draw:text-style-name="P6" draw:layer="layout" svg:width="0.241cm" svg:height="0.326cm" svg:x="11.771cm" svg:y="7.384cm">
          <draw:text-box>
            <text:p><text:span text:style-name="T2">WE</text:span></text:p>
          </draw:text-box>
        </draw:frame>
        <draw:frame draw:style-name="gr4" draw:text-style-name="P6" draw:layer="layout" svg:width="0.088cm" svg:height="0.326cm" svg:x="12.235cm" svg:y="7.384cm">
          <draw:text-box>
            <text:p><text:span text:style-name="T2">3</text:span></text:p>
          </draw:text-box>
        </draw:frame>
        <draw:line draw:style-name="gr1" draw:text-style-name="P1" draw:layer="layout" svg:x1="12.1cm" svg:y1="5.9cm" svg:x2="12.1cm" svg:y2="7.2cm">
          <text:p/>
        </draw:line>
        <draw:line draw:style-name="gr1" draw:text-style-name="P1" draw:layer="layout" svg:x1="9.912cm" svg:y1="9.122cm" svg:x2="10.453cm" svg:y2="9.122cm">
          <text:p/>
        </draw:line>
        <draw:frame draw:style-name="gr4" draw:text-style-name="P6" draw:layer="layout" svg:width="0.1cm" svg:height="0.326cm" svg:x="10.599cm" svg:y="8.989cm">
          <draw:text-box>
            <text:p><text:span text:style-name="T2">A</text:span></text:p>
          </draw:text-box>
        </draw:frame>
        <draw:frame draw:style-name="gr4" draw:text-style-name="P6" draw:layer="layout" svg:width="0.088cm" svg:height="0.326cm" svg:x="10.794cm" svg:y="8.989cm">
          <draw:text-box>
            <text:p><text:span text:style-name="T2">2</text:span></text:p>
          </draw:text-box>
        </draw:frame>
        <draw:line draw:style-name="gr1" draw:text-style-name="P1" draw:layer="layout" svg:x1="10.993cm" svg:y1="7.196cm" svg:x2="10.993cm" svg:y2="6.874cm">
          <text:p/>
        </draw:line>
        <draw:frame draw:style-name="gr4" draw:text-style-name="P6" draw:layer="layout" svg:width="0.258cm" svg:height="0.326cm" svg:x="10.758cm" svg:y="6.501cm">
          <draw:text-box>
            <text:p><text:span text:style-name="T2">CLK</text:span></text:p>
          </draw:text-box>
        </draw:frame>
        <draw:polyline draw:style-name="gr1" draw:text-style-name="P1" draw:layer="layout" svg:width="0.541cm" svg:height="0.319cm" svg:x="10.723cm" svg:y="7.196cm" svg:viewBox="0 0 542 320" draw:points="0,0 270,320 542,0">
          <text:p/>
        </draw:polyline>
        <draw:frame draw:style-name="gr4" draw:text-style-name="P6" draw:layer="layout" svg:width="1.199cm" svg:height="0.597cm" svg:x="11.401cm" svg:y="10.2cm">
          <draw:text-box>
            <text:p><text:span text:style-name="T2">Register </text:span></text:p>
            <text:p><text:span text:style-name="T2"><text:s text:c="5"/></text:span><text:span text:style-name="T2">File</text:span></text:p>
          </draw:text-box>
        </draw:frame>
        <draw:polyline draw:style-name="gr1" draw:text-style-name="P1" draw:layer="layout" svg:width="1.082cm" svg:height="2.568cm" svg:x="17.488cm" svg:y="7.357cm" svg:viewBox="0 0 1083 2569" draw:points="0,2569 1083,2247 1083,321 0,0">
          <text:p/>
        </draw:polyline>
        <draw:polyline draw:style-name="gr1" draw:text-style-name="P1" draw:layer="layout" svg:width="0.54cm" svg:height="2.568cm" svg:x="17.488cm" svg:y="7.357cm" svg:viewBox="0 0 541 2569" draw:points="0,0 0,1123 541,1284 0,1445 0,2569">
          <text:p/>
        </draw:polyline>
        <draw:line draw:style-name="gr1" draw:text-style-name="P1" draw:layer="layout" svg:x1="17.218cm" svg:y1="9.444cm" svg:x2="17.488cm" svg:y2="9.444cm">
          <text:p/>
        </draw:line>
        <draw:line draw:style-name="gr1" draw:text-style-name="P1" draw:layer="layout" svg:x1="17.218cm" svg:y1="7.839cm" svg:x2="17.488cm" svg:y2="7.839cm">
          <text:p/>
        </draw:line>
        <draw:line draw:style-name="gr1" draw:text-style-name="P1" draw:layer="layout" svg:x1="21cm" svg:y1="8.6cm" svg:x2="21cm" svg:y2="9.1cm">
          <text:p/>
        </draw:line>
        <draw:line draw:style-name="gr1" draw:text-style-name="P1" draw:layer="layout" svg:x1="9.6cm" svg:y1="12cm" svg:x2="14.241cm" svg:y2="12.012cm">
          <text:p/>
        </draw:line>
        <draw:line draw:style-name="gr1" draw:text-style-name="P1" draw:layer="layout" svg:x1="9.6cm" svg:y1="11.4cm" svg:x2="14.241cm" svg:y2="11.369cm">
          <text:p/>
        </draw:line>
        <draw:line draw:style-name="gr1" draw:text-style-name="P1" draw:layer="layout" svg:x1="15.052cm" svg:y1="11.691cm" svg:x2="14.782cm" svg:y2="11.691cm">
          <text:p/>
        </draw:line>
        <draw:polygon draw:style-name="gr6" draw:text-style-name="P8" draw:layer="layout" svg:width="0.54cm" svg:height="1.282cm" svg:x="14.241cm" svg:y="11.049cm" svg:viewBox="0 0 541 1283" draw:points="0,0 0,1283 541,1124 541,159">
          <text:p text:style-name="P1"><text:span text:style-name="T4">0</text:span></text:p>
          <text:p text:style-name="P1"><text:span text:style-name="T4">1</text:span></text:p>
        </draw:polygon>
        <draw:polygon draw:style-name="gr3" draw:text-style-name="P3" draw:layer="layout" svg:width="0.54cm" svg:height="1.282cm" svg:x="14.241cm" svg:y="11.049cm" svg:viewBox="0 0 541 1283" draw:points="0,0 0,1283 541,1124 541,159">
          <text:p/>
        </draw:polygon>
        <draw:line draw:style-name="gr1" draw:text-style-name="P1" draw:layer="layout" svg:x1="14.511cm" svg:y1="10.727cm" svg:x2="14.507cm" svg:y2="11.128cm">
          <text:p/>
        </draw:line>
        <draw:line draw:style-name="gr1" draw:text-style-name="P1" draw:layer="layout" svg:x1="16.676cm" svg:y1="9.444cm" svg:x2="16.405cm" svg:y2="9.444cm">
          <text:p/>
        </draw:line>
        <draw:polygon draw:style-name="gr7" draw:text-style-name="P9" draw:layer="layout" svg:width="0.541cm" svg:height="2.697cm" svg:x="16.058cm" svg:y="8.002cm" svg:viewBox="0 0 542 2698" draw:points="0,0 0,2698 542,2364 542,339">
          <text:p text:style-name="P1"><text:span text:style-name="T5">00</text:span></text:p>
          <text:p text:style-name="P1"><text:span text:style-name="T5">01</text:span></text:p>
          <text:p text:style-name="P1"><text:span text:style-name="T5">10</text:span></text:p>
          <text:p text:style-name="P1"><text:span text:style-name="T6">11</text:span></text:p>
        </draw:polygon>
        <draw:polygon draw:style-name="gr5" draw:text-style-name="P5" draw:layer="layout" svg:width="1.893cm" svg:height="3.853cm" svg:x="21.548cm" svg:y="7.196cm" svg:viewBox="0 0 1894 3854" draw:points="0,0 0,3854 1894,3854 1894,0">
          <text:p/>
        </draw:polygon>
        <draw:polygon draw:style-name="gr3" draw:text-style-name="P3" draw:layer="layout" svg:width="1.893cm" svg:height="3.853cm" svg:x="21.548cm" svg:y="7.196cm" svg:viewBox="0 0 1894 3854" draw:points="0,3854 1894,3854 1894,0 0,0">
          <text:p/>
        </draw:polygon>
        <draw:line draw:style-name="gr1" draw:text-style-name="P1" draw:layer="layout" svg:x1="21.006cm" svg:y1="8.641cm" svg:x2="21.548cm" svg:y2="8.641cm">
          <text:p/>
        </draw:line>
        <draw:line draw:style-name="gr1" draw:text-style-name="P1" draw:layer="layout" svg:x1="23.442cm" svg:y1="8.641cm" svg:x2="23.983cm" svg:y2="8.641cm">
          <text:p/>
        </draw:line>
        <draw:frame draw:style-name="gr4" draw:text-style-name="P6" draw:layer="layout" svg:width="0.1cm" svg:height="0.326cm" svg:x="21.694cm" svg:y="8.508cm">
          <draw:text-box>
            <text:p><text:span text:style-name="T2">A</text:span></text:p>
          </draw:text-box>
        </draw:frame>
        <draw:frame draw:style-name="gr4" draw:text-style-name="P6" draw:layer="layout" svg:width="0.203cm" svg:height="0.326cm" svg:x="22.929cm" svg:y="8.508cm">
          <draw:text-box>
            <text:p><text:span text:style-name="T2">RD</text:span></text:p>
          </draw:text-box>
        </draw:frame>
        <draw:frame draw:style-name="gr4" draw:text-style-name="P6" draw:layer="layout" svg:width="0.331cm" svg:height="0.326cm" svg:x="22.185cm" svg:y="9.189cm">
          <draw:text-box>
            <text:p><text:span text:style-name="T2">Data</text:span></text:p>
          </draw:text-box>
        </draw:frame>
        <draw:frame draw:style-name="gr4" draw:text-style-name="P6" draw:layer="layout" svg:width="0.613cm" svg:height="0.326cm" svg:x="21.92cm" svg:y="9.593cm">
          <draw:text-box>
            <text:p><text:span text:style-name="T2">Memory</text:span></text:p>
          </draw:text-box>
        </draw:frame>
        <draw:line draw:style-name="gr1" draw:text-style-name="P1" draw:layer="layout" svg:x1="21.006cm" svg:y1="10.406cm" svg:x2="21.548cm" svg:y2="10.406cm">
          <text:p/>
        </draw:line>
        <draw:frame draw:style-name="gr4" draw:text-style-name="P6" draw:layer="layout" svg:width="0.264cm" svg:height="0.326cm" svg:x="21.694cm" svg:y="10.273cm">
          <draw:text-box>
            <text:p><text:span text:style-name="T2">WD</text:span></text:p>
          </draw:text-box>
        </draw:frame>
        <draw:line draw:style-name="gr1" draw:text-style-name="P1" draw:layer="layout" svg:x1="22.9cm" svg:y1="7.196cm" svg:x2="22.9cm" svg:y2="6.874cm">
          <text:p/>
        </draw:line>
        <draw:frame draw:style-name="gr4" draw:text-style-name="P6" draw:layer="layout" svg:width="0.241cm" svg:height="0.326cm" svg:x="22.68cm" svg:y="7.384cm">
          <draw:text-box>
            <text:p><text:span text:style-name="T2">WE</text:span></text:p>
          </draw:text-box>
        </draw:frame>
        <draw:line draw:style-name="gr1" draw:text-style-name="P1" draw:layer="layout" svg:x1="25.065cm" svg:y1="8.641cm" svg:x2="25.336cm" svg:y2="8.641cm">
          <text:p/>
        </draw:line>
        <draw:line draw:style-name="gr1" draw:text-style-name="P1" draw:layer="layout" svg:x1="25.065cm" svg:y1="7.998cm" svg:x2="25.336cm" svg:y2="7.998cm">
          <text:p/>
        </draw:line>
        <draw:line draw:style-name="gr1" draw:text-style-name="P1" draw:layer="layout" svg:x1="26.147cm" svg:y1="8.32cm" svg:x2="25.877cm" svg:y2="8.32cm">
          <text:p/>
        </draw:line>
        <draw:polygon draw:style-name="gr5" draw:text-style-name="P5" draw:layer="layout" svg:width="0.54cm" svg:height="1.284cm" svg:x="25.336cm" svg:y="7.678cm" svg:viewBox="0 0 541 1285" draw:points="0,0 0,1285 541,1124 541,161">
          <text:p/>
        </draw:polygon>
        <draw:polygon draw:style-name="gr3" draw:text-style-name="P3" draw:layer="layout" svg:width="0.54cm" svg:height="1.284cm" svg:x="25.336cm" svg:y="7.678cm" svg:viewBox="0 0 541 1285" draw:points="0,0 0,1285 541,1124 541,161">
          <text:p/>
        </draw:polygon>
        <draw:frame draw:style-name="gr4" draw:text-style-name="P6" draw:layer="layout" svg:width="0.038cm" svg:height="0.326cm" svg:x="25.347cm" svg:y="7.865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7.865cm">
          <draw:text-box>
            <text:p><text:span text:style-name="T2">0</text:span></text:p>
          </draw:text-box>
        </draw:frame>
        <draw:line draw:style-name="gr1" draw:text-style-name="P1" draw:layer="layout" svg:x1="25.606cm" svg:y1="7.357cm" svg:x2="25.604cm" svg:y2="7.756cm">
          <text:p/>
        </draw:line>
        <draw:frame draw:style-name="gr4" draw:text-style-name="P6" draw:layer="layout" svg:width="0.038cm" svg:height="0.326cm" svg:x="25.347cm" svg:y="8.508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5.423cm" svg:y="8.508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5.231cm" svg:y="7.705cm">
          <draw:text-box>
            <text:p><text:span text:style-name="T2">PC</text:span></text:p>
          </draw:text-box>
        </draw:frame>
        <draw:line draw:style-name="gr1" draw:text-style-name="P1" draw:layer="layout" svg:x1="5.175cm" svg:y1="8.159cm" svg:x2="5.852cm" svg:y2="8.159cm">
          <text:p/>
        </draw:line>
        <draw:line draw:style-name="gr1" draw:text-style-name="P1" draw:layer="layout" svg:x1="1.792cm" svg:y1="8.159cm" svg:x2="2.063cm" svg:y2="8.159cm">
          <text:p/>
        </draw:line>
        <draw:line draw:style-name="gr1" draw:text-style-name="P1" draw:layer="layout" svg:x1="1.792cm" svg:y1="7.516cm" svg:x2="2.063cm" svg:y2="7.516cm">
          <text:p/>
        </draw:line>
        <draw:line draw:style-name="gr1" draw:text-style-name="P1" draw:layer="layout" svg:x1="2.875cm" svg:y1="7.839cm" svg:x2="2.605cm" svg:y2="7.839cm">
          <text:p/>
        </draw:line>
        <draw:polygon draw:style-name="gr5" draw:text-style-name="P5" draw:layer="layout" svg:width="0.541cm" svg:height="1.283cm" svg:x="2.063cm" svg:y="7.196cm" svg:viewBox="0 0 542 1284" draw:points="0,0 0,1284 542,1124 542,161">
          <text:p/>
        </draw:polygon>
        <draw:polygon draw:style-name="gr3" draw:text-style-name="P3" draw:layer="layout" svg:width="0.541cm" svg:height="1.283cm" svg:x="2.063cm" svg:y="7.196cm" svg:viewBox="0 0 542 1284" draw:points="0,0 0,1284 542,1124 542,161">
          <text:p/>
        </draw:polygon>
        <draw:frame draw:style-name="gr4" draw:text-style-name="P6" draw:layer="layout" svg:width="0.038cm" svg:height="0.326cm" svg:x="2.074cm" svg:y="7.384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7.384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2.074cm" svg:y="8.026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2.151cm" svg:y="8.026cm">
          <draw:text-box>
            <text:p><text:span text:style-name="T2">1</text:span></text:p>
          </draw:text-box>
        </draw:frame>
        <draw:frame draw:style-name="gr4" draw:text-style-name="P6" draw:layer="layout" svg:width="0.183cm" svg:height="0.326cm" svg:x="3.969cm" svg:y="7.705cm">
          <draw:text-box>
            <text:p><text:span text:style-name="T2">PC</text:span></text:p>
          </draw:text-box>
        </draw:frame>
        <draw:frame draw:style-name="gr4" draw:text-style-name="P6" draw:layer="layout" svg:width="0.037cm" svg:height="0.326cm" svg:x="4.322cm" svg:y="7.705cm">
          <draw:text-box>
            <text:p><text:span text:style-name="T2">'</text:span></text:p>
          </draw:text-box>
        </draw:frame>
        <draw:line draw:style-name="gr1" draw:text-style-name="P1" draw:layer="layout" svg:x1="1.792cm" svg:y1="15.223cm" svg:x2="17.488cm" svg:y2="15.223cm">
          <text:p/>
        </draw:line>
        <draw:frame draw:style-name="gr4" draw:text-style-name="P10" draw:layer="layout" svg:width="0.504cm" svg:height="0.2cm" svg:x="8.5cm" svg:y="7.9cm">
          <draw:text-box>
            <text:p><text:span text:style-name="T7">Instr</text:span></text:p>
          </draw:text-box>
        </draw:frame>
        <draw:line draw:style-name="gr1" draw:text-style-name="P1" draw:layer="layout" svg:x1="9.6cm" svg:y1="4.305cm" svg:x2="9.56cm" svg:y2="19.8cm">
          <text:p/>
        </draw:line>
        <draw:frame draw:style-name="gr4" draw:text-style-name="P11" draw:layer="layout" svg:width="0.549cm" svg:height="0.225cm" svg:x="9.751cm" svg:y="7.575cm">
          <draw:text-box>
            <text:p><text:span text:style-name="T8">25 : 21</text:span></text:p>
          </draw:text-box>
        </draw:frame>
        <draw:frame draw:style-name="gr4" draw:text-style-name="P12" draw:layer="layout" svg:width="0.549cm" svg:height="0.225cm" svg:x="9.8cm" svg:y="8.875cm">
          <draw:text-box>
            <text:p><text:span text:style-name="T9">20 : 16</text:span></text:p>
          </draw:text-box>
        </draw:frame>
        <draw:line draw:style-name="gr1" draw:text-style-name="P1" draw:layer="layout" svg:x1="9.9cm" svg:y1="7.8cm" svg:x2="9.64cm" svg:y2="7.839cm">
          <text:p/>
        </draw:line>
        <draw:line draw:style-name="gr1" draw:text-style-name="P1" draw:layer="layout" svg:x1="10.002cm" svg:y1="9.122cm" svg:x2="9.64cm" svg:y2="9.122cm">
          <text:p/>
        </draw:line>
        <draw:line draw:style-name="gr1" draw:text-style-name="P1" draw:layer="layout" svg:x1="9.64cm" svg:y1="13.938cm" svg:x2="10.453cm" svg:y2="13.938cm">
          <text:p/>
        </draw:line>
        <draw:frame draw:style-name="gr4" draw:text-style-name="P13" draw:layer="layout" svg:width="0.709cm" svg:height="0.326cm" svg:x="16.691cm" svg:y="9.074cm">
          <draw:text-box>
            <text:p><text:span text:style-name="T10">SrcB</text:span></text:p>
          </draw:text-box>
        </draw:frame>
        <draw:line draw:style-name="gr1" draw:text-style-name="P1" draw:layer="layout" svg:x1="17.488cm" svg:y1="9.444cm" svg:x2="16.676cm" svg:y2="9.444cm">
          <text:p/>
        </draw:line>
        <draw:polyline draw:style-name="gr1" draw:text-style-name="P1" draw:layer="layout" svg:width="1.9cm" svg:height="4.217cm" svg:x="13.7cm" svg:y="9.399cm" svg:viewBox="0 0 1901 4218" draw:points="0,4218 1901,4218 1901,0">
          <text:p/>
        </draw:polyline>
        <draw:frame draw:style-name="gr4" draw:text-style-name="P12" draw:layer="layout" svg:width="0.054cm" svg:height="0.225cm" svg:x="9.652cm" svg:y="11.681cm">
          <draw:text-box>
            <text:p><text:span text:style-name="T9"><text:s text:c="2"/></text:span></text:p>
          </draw:text-box>
        </draw:frame>
        <draw:polygon draw:style-name="gr5" draw:text-style-name="P5" draw:layer="layout" svg:width="1.352cm" svg:height="1.284cm" svg:x="15.999cm" svg:y="12.975cm" svg:viewBox="0 0 1353 1285" draw:points="272,1285 1353,1285 1083,0 0,0">
          <text:p/>
        </draw:polygon>
        <draw:polygon draw:style-name="gr3" draw:text-style-name="P3" draw:layer="layout" svg:width="1.352cm" svg:height="1.284cm" svg:x="15.999cm" svg:y="12.975cm" svg:viewBox="0 0 1353 1285" draw:points="272,1285 1353,1285 1083,0 0,0">
          <text:p/>
        </draw:polygon>
        <draw:frame draw:style-name="gr4" draw:text-style-name="P6" draw:layer="layout" svg:width="0.174cm" svg:height="0.326cm" svg:x="16.435cm" svg:y="13.484cm">
          <draw:text-box>
            <text:p><text:span text:style-name="T2">&lt;&lt;</text:span></text:p>
          </draw:text-box>
        </draw:frame>
        <draw:frame draw:style-name="gr4" draw:text-style-name="P6" draw:layer="layout" svg:width="0.088cm" svg:height="0.326cm" svg:x="16.77cm" svg:y="13.484cm">
          <draw:text-box>
            <text:p><text:span text:style-name="T2">2</text:span></text:p>
          </draw:text-box>
        </draw:frame>
        <draw:polyline draw:style-name="gr8" draw:text-style-name="P1" draw:layer="layout" svg:width="1.081cm" svg:height="2.568cm" svg:x="17.758cm" svg:y="13.136cm" svg:viewBox="0 0 1082 2569" draw:points="0,2569 1082,2248 1082,320 0,0">
          <text:p text:style-name="P1"><text:s text:c="3"/>+</text:p>
        </draw:polyline>
        <draw:polyline draw:style-name="gr1" draw:text-style-name="P1" draw:layer="layout" svg:width="0.54cm" svg:height="2.568cm" svg:x="17.758cm" svg:y="13.136cm" svg:viewBox="0 0 541 2569" draw:points="0,0 0,1124 541,1283 0,1445 0,2569">
          <text:p/>
        </draw:polyline>
        <draw:line draw:style-name="gr1" draw:text-style-name="P1" draw:layer="layout" svg:x1="17.488cm" svg:y1="15.223cm" svg:x2="17.758cm" svg:y2="15.223cm">
          <text:p/>
        </draw:line>
        <draw:line draw:style-name="gr1" draw:text-style-name="P1" draw:layer="layout" svg:x1="17.488cm" svg:y1="13.617cm" svg:x2="17.758cm" svg:y2="13.617cm">
          <text:p/>
        </draw:line>
        <draw:line draw:style-name="gr1" draw:text-style-name="P1" draw:layer="layout" svg:x1="18.84cm" svg:y1="14.419cm" svg:x2="19.112cm" svg:y2="14.419cm">
          <text:p/>
        </draw:line>
        <draw:frame draw:style-name="gr4" draw:text-style-name="P6" draw:layer="layout" svg:width="0.883cm" svg:height="0.413cm" svg:x="18.617cm" svg:y="9.1cm">
          <draw:text-box>
            <text:p><text:span text:style-name="T2">ALUResult</text:span></text:p>
          </draw:text-box>
        </draw:frame>
        <draw:line draw:style-name="gr1" draw:text-style-name="P1" draw:layer="layout" svg:x1="18.6cm" svg:y1="9.1cm" svg:x2="21.036cm" svg:y2="9.1cm">
          <text:p/>
        </draw:line>
        <draw:line draw:style-name="gr1" draw:text-style-name="P1" draw:layer="layout" svg:x1="9.912cm" svg:y1="9.765cm" svg:x2="9.099cm" svg:y2="9.765cm">
          <text:p/>
        </draw:line>
        <draw:polyline draw:style-name="gr1" draw:text-style-name="P1" draw:layer="layout" svg:width="17.319cm" svg:height="5.779cm" svg:x="8.557cm" svg:y="10.406cm" svg:viewBox="0 0 17320 5780" draw:points="0,0 0,5780 17320,5780">
          <text:p/>
        </draw:polyline>
        <draw:frame draw:style-name="gr4" draw:text-style-name="P6" draw:layer="layout" svg:width="0.078cm" svg:height="0.326cm" svg:x="23.461cm" svg:y="8.187cm">
          <draw:text-box>
            <text:p><text:span text:style-name="T2"><text:s text:c="2"/></text:span></text:p>
          </draw:text-box>
        </draw:frame>
        <draw:frame draw:style-name="gr4" draw:text-style-name="P6" draw:layer="layout" svg:width="0.689cm" svg:height="0.326cm" svg:x="23.613cm" svg:y="8.187cm">
          <draw:text-box>
            <text:p><text:span text:style-name="T2">ReadData</text:span></text:p>
          </draw:text-box>
        </draw:frame>
        <draw:polyline draw:style-name="gr1" draw:text-style-name="P1" draw:layer="layout" svg:width="0.269cm" svg:height="7.866cm" svg:x="25.877cm" svg:y="8.32cm" svg:viewBox="0 0 270 7867" draw:points="270,0 270,7867 0,7867">
          <text:p/>
        </draw:polyline>
        <draw:frame draw:style-name="gr4" draw:text-style-name="P6" draw:layer="layout" svg:width="1.183cm" svg:height="0.378cm" svg:x="18.7cm" svg:y="10cm">
          <draw:text-box>
            <text:p><text:span text:style-name="T2">WriteData</text:span></text:p>
          </draw:text-box>
        </draw:frame>
        <draw:frame draw:style-name="gr4" draw:text-style-name="P6" draw:layer="layout" svg:width="0.484cm" svg:height="0.39cm" svg:x="16.416cm" svg:y="7.4cm">
          <draw:text-box>
            <text:p><text:span text:style-name="T2">SrcA</text:span></text:p>
          </draw:text-box>
        </draw:frame>
        <draw:frame draw:style-name="gr4" draw:text-style-name="P6" draw:layer="layout" svg:width="0.477cm" svg:height="0.326cm" svg:x="7.216cm" svg:y="12.601cm">
          <draw:text-box>
            <text:p><text:span text:style-name="T2">PCPlus</text:span></text:p>
          </draw:text-box>
        </draw:frame>
        <draw:frame draw:style-name="gr4" draw:text-style-name="P6" draw:layer="layout" svg:width="0.088cm" svg:height="0.326cm" svg:x="8.13cm" svg:y="12.601cm">
          <draw:text-box>
            <text:p><text:span text:style-name="T2">4</text:span></text:p>
          </draw:text-box>
        </draw:frame>
        <draw:frame draw:style-name="gr4" draw:text-style-name="P6" draw:layer="layout" svg:width="1.113cm" svg:height="0.492cm" svg:x="18.887cm" svg:y="14.008cm">
          <draw:text-box>
            <text:p><text:span text:style-name="T2">PCBranch</text:span></text:p>
          </draw:text-box>
        </draw:frame>
        <draw:line draw:style-name="gr1" draw:text-style-name="P1" draw:layer="layout" svg:x1="25.065cm" svg:y1="8.641cm" svg:x2="23.983cm" svg:y2="8.641cm">
          <text:p/>
        </draw:line>
        <draw:line draw:style-name="gr1" draw:text-style-name="P1" draw:layer="layout" svg:x1="14.511cm" svg:y1="10.728cm" svg:x2="14.511cm" svg:y2="5.268cm">
          <text:p/>
        </draw:line>
        <draw:line draw:style-name="gr1" draw:text-style-name="P1" draw:layer="layout" svg:x1="22.9cm" svg:y1="6.954cm" svg:x2="22.9cm" svg:y2="2.7cm">
          <text:p/>
        </draw:line>
        <draw:line draw:style-name="gr1" draw:text-style-name="P1" draw:layer="layout" svg:x1="25.606cm" svg:y1="7.516cm" svg:x2="25.606cm" svg:y2="2.057cm">
          <text:p/>
        </draw:line>
        <draw:frame draw:style-name="gr4" draw:text-style-name="P6" draw:layer="layout" svg:width="1.348cm" svg:height="0.326cm" svg:x="11cm" svg:y="12.274cm">
          <draw:text-box>
            <text:p><text:span text:style-name="T2">WriteReg</text:span></text:p>
          </draw:text-box>
        </draw:frame>
        <draw:polyline draw:style-name="gr1" draw:text-style-name="P1" draw:layer="layout" svg:width="6.223cm" svg:height="2.889cm" svg:x="9.099cm" svg:y="9.765cm" svg:viewBox="0 0 6224 2890" draw:points="6224,2890 0,2890 0,0">
          <text:p/>
        </draw:polyline>
        <draw:frame draw:style-name="gr4" draw:text-style-name="P6" draw:layer="layout" svg:width="0.078cm" svg:height="0.326cm" svg:x="25.888cm" svg:y="7.946cm">
          <draw:text-box>
            <text:p><text:span text:style-name="T2"><text:s text:c="2"/></text:span></text:p>
          </draw:text-box>
        </draw:frame>
        <draw:frame draw:style-name="gr4" draw:text-style-name="P6" draw:layer="layout" svg:width="0.44cm" svg:height="0.326cm" svg:x="26.041cm" svg:y="7.946cm">
          <draw:text-box>
            <text:p><text:span text:style-name="T2">Result</text:span></text:p>
          </draw:text-box>
        </draw:frame>
        <draw:polygon draw:style-name="gr5" draw:text-style-name="P5" draw:layer="layout" svg:width="1.352cm" svg:height="4.495cm" svg:x="10.453cm" svg:y="1.737cm" svg:viewBox="0 0 1353 4496" draw:points="0,0 0,4496 1353,4496 1353,0">
          <text:p/>
        </draw:polygon>
        <draw:polygon draw:style-name="gr3" draw:text-style-name="P3" draw:layer="layout" svg:width="1.352cm" svg:height="4.495cm" svg:x="10.453cm" svg:y="1.737cm" svg:viewBox="0 0 1353 4496" draw:points="0,4496 1353,4496 1353,0 0,0">
          <text:p/>
        </draw:polygon>
        <draw:line draw:style-name="gr1" draw:text-style-name="P1" draw:layer="layout" svg:x1="19.382cm" svg:y1="15.866cm" svg:x2="1.251cm" svg:y2="15.866cm">
          <text:p/>
        </draw:line>
        <draw:line draw:style-name="gr1" draw:text-style-name="P1" draw:layer="layout" svg:x1="21.006cm" svg:y1="1.415cm" svg:x2="21.006cm" svg:y2="3.503cm">
          <text:p/>
        </draw:line>
        <draw:frame draw:style-name="gr4" draw:text-style-name="P12" draw:layer="layout" svg:width="0.648cm" svg:height="0.225cm" svg:x="9.7cm" svg:y="4.075cm">
          <draw:text-box>
            <text:p><text:span text:style-name="T9">31 : 26</text:span></text:p>
          </draw:text-box>
        </draw:frame>
        <draw:frame draw:style-name="gr4" draw:text-style-name="P6" draw:layer="layout" svg:width="0.078cm" svg:height="0.326cm" svg:x="11.749cm" svg:y="4.895cm">
          <draw:text-box>
            <text:p><text:span text:style-name="T2"><text:s text:c="2"/></text:span></text:p>
          </draw:text-box>
        </draw:frame>
        <draw:frame draw:style-name="gr4" draw:text-style-name="P6" draw:layer="layout" svg:width="0.496cm" svg:height="0.326cm" svg:x="11.901cm" svg:y="4.895cm">
          <draw:text-box>
            <text:p><text:span text:style-name="T2">RegDst</text:span></text:p>
          </draw:text-box>
        </draw:frame>
        <draw:frame draw:style-name="gr4" draw:text-style-name="P6" draw:layer="layout" svg:width="0.078cm" svg:height="0.326cm" svg:x="11.749cm" svg:y="2.968cm">
          <draw:text-box>
            <text:p><text:span text:style-name="T2"><text:s text:c="2"/></text:span></text:p>
          </draw:text-box>
        </draw:frame>
        <draw:frame draw:style-name="gr4" draw:text-style-name="P6" draw:layer="layout" svg:width="0.498cm" svg:height="0.326cm" svg:x="11.901cm" svg:y="2.968cm">
          <draw:text-box>
            <text:p><text:span text:style-name="T2">Branch</text:span></text:p>
          </draw:text-box>
        </draw:frame>
        <draw:frame draw:style-name="gr4" draw:text-style-name="P6" draw:layer="layout" svg:width="0.078cm" svg:height="0.326cm" svg:x="11.749cm" svg:y="2.326cm">
          <draw:text-box>
            <text:p><text:span text:style-name="T2"><text:s text:c="2"/></text:span></text:p>
          </draw:text-box>
        </draw:frame>
        <draw:frame draw:style-name="gr4" draw:text-style-name="P6" draw:layer="layout" svg:width="0.777cm" svg:height="0.326cm" svg:x="11.901cm" svg:y="2.326cm">
          <draw:text-box>
            <text:p><text:span text:style-name="T2">MemWrite</text:span></text:p>
          </draw:text-box>
        </draw:frame>
        <draw:frame draw:style-name="gr4" draw:text-style-name="P6" draw:layer="layout" svg:width="0.118cm" svg:height="0.326cm" svg:x="11.749cm" svg:y="1.684cm">
          <draw:text-box>
            <text:p><text:span text:style-name="T2"><text:s text:c="3"/></text:span></text:p>
          </draw:text-box>
        </draw:frame>
        <draw:frame draw:style-name="gr4" draw:text-style-name="P6" draw:layer="layout" svg:width="0.789cm" svg:height="0.326cm" svg:x="11.911cm" svg:y="1.7cm">
          <draw:text-box>
            <text:p><text:span text:style-name="T2">MemtoReg</text:span></text:p>
          </draw:text-box>
        </draw:frame>
        <draw:frame draw:style-name="gr4" draw:text-style-name="P6" draw:layer="layout" svg:width="0.078cm" svg:height="0.326cm" svg:x="11.749cm" svg:y="4.253cm">
          <draw:text-box>
            <text:p><text:span text:style-name="T2"><text:s text:c="2"/></text:span></text:p>
          </draw:text-box>
        </draw:frame>
        <draw:frame draw:style-name="gr4" draw:text-style-name="P6" draw:layer="layout" svg:width="0.499cm" svg:height="0.326cm" svg:x="11.901cm" svg:y="4.253cm">
          <draw:text-box>
            <text:p><text:span text:style-name="T2">ALUSrc</text:span></text:p>
          </draw:text-box>
        </draw:frame>
        <draw:frame draw:style-name="gr4" draw:text-style-name="P6" draw:layer="layout" svg:width="0.078cm" svg:height="0.326cm" svg:x="11.749cm" svg:y="5.618cm">
          <draw:text-box>
            <text:p><text:span text:style-name="T2"><text:s text:c="2"/></text:span></text:p>
          </draw:text-box>
        </draw:frame>
        <draw:frame draw:style-name="gr4" draw:text-style-name="P6" draw:layer="layout" svg:width="0.66cm" svg:height="0.326cm" svg:x="11.901cm" svg:y="5.618cm">
          <draw:text-box>
            <text:p><text:span text:style-name="T2">RegWrite</text:span></text:p>
          </draw:text-box>
        </draw:frame>
        <draw:frame draw:style-name="gr4" draw:text-style-name="P6" draw:layer="layout" svg:width="0.038cm" svg:height="0.326cm" svg:x="10.48cm" svg:y="4.172cm">
          <draw:text-box>
            <text:p><text:span text:style-name="T2"><text:s/></text:span></text:p>
          </draw:text-box>
        </draw:frame>
        <draw:frame draw:style-name="gr4" draw:text-style-name="P6" draw:layer="layout" svg:width="0.208cm" svg:height="0.326cm" svg:x="10.556cm" svg:y="4.172cm">
          <draw:text-box>
            <text:p><text:span text:style-name="T2">Op</text:span></text:p>
          </draw:text-box>
        </draw:frame>
        <draw:frame draw:style-name="gr4" draw:text-style-name="P6" draw:layer="layout" svg:width="0.038cm" svg:height="0.326cm" svg:x="10.48cm" svg:y="4.815cm">
          <draw:text-box>
            <text:p><text:span text:style-name="T2"><text:s/></text:span></text:p>
          </draw:text-box>
        </draw:frame>
        <draw:frame draw:style-name="gr4" draw:text-style-name="P6" draw:layer="layout" svg:width="0.399cm" svg:height="0.326cm" svg:x="10.556cm" svg:y="4.815cm">
          <draw:text-box>
            <text:p><text:span text:style-name="T2">Funct</text:span></text:p>
          </draw:text-box>
        </draw:frame>
        <draw:line draw:style-name="gr1" draw:text-style-name="P1" draw:layer="layout" svg:x1="11.76cm" svg:y1="5.268cm" svg:x2="14.512cm" svg:y2="5.268cm">
          <text:p/>
        </draw:line>
        <draw:line draw:style-name="gr1" draw:text-style-name="P1" draw:layer="layout" svg:x1="11.806cm" svg:y1="3.985cm" svg:x2="18.3cm" svg:y2="4cm">
          <text:p/>
        </draw:line>
        <draw:line draw:style-name="gr1" draw:text-style-name="P1" draw:layer="layout" svg:x1="18.3cm" svg:y1="4cm" svg:x2="18.3cm" svg:y2="7.6cm">
          <text:p/>
        </draw:line>
        <draw:line draw:style-name="gr1" draw:text-style-name="P1" draw:layer="layout" svg:x1="11.806cm" svg:y1="4.627cm" svg:x2="16.3cm" svg:y2="4.6cm">
          <text:p/>
        </draw:line>
        <draw:line draw:style-name="gr1" draw:text-style-name="P14" draw:layer="layout" svg:x1="11.806cm" svg:y1="3.342cm" svg:x2="19.654cm" svg:y2="3.342cm">
          <text:p/>
        </draw:line>
        <draw:line draw:style-name="gr1" draw:text-style-name="P1" draw:layer="layout" svg:x1="11.782cm" svg:y1="2.7cm" svg:x2="22.901cm" svg:y2="2.7cm">
          <text:p/>
        </draw:line>
        <draw:line draw:style-name="gr1" draw:text-style-name="P1" draw:layer="layout" svg:x1="11.782cm" svg:y1="2.057cm" svg:x2="25.606cm" svg:y2="2.057cm">
          <text:p/>
        </draw:line>
        <draw:frame draw:style-name="gr4" draw:text-style-name="P6" draw:layer="layout" svg:width="0.528cm" svg:height="0.326cm" svg:x="10.631cm" svg:y="2.124cm">
          <draw:text-box>
            <text:p><text:span text:style-name="T2">Control</text:span></text:p>
          </draw:text-box>
        </draw:frame>
        <draw:frame draw:style-name="gr4" draw:text-style-name="P6" draw:layer="layout" svg:width="0.305cm" svg:height="0.326cm" svg:x="10.849cm" svg:y="2.528cm">
          <draw:text-box>
            <text:p><text:span text:style-name="T2">Unit</text:span></text:p>
          </draw:text-box>
        </draw:frame>
        <draw:frame draw:style-name="gr4" draw:text-style-name="P6" draw:layer="layout" svg:width="0.483cm" svg:height="0.41cm" svg:x="18.7cm" svg:y="8.19cm">
          <draw:text-box>
            <text:p><text:span text:style-name="T2">Zero</text:span></text:p>
          </draw:text-box>
        </draw:frame>
        <draw:frame draw:style-name="gr4" draw:text-style-name="P6" draw:layer="layout" svg:width="0.078cm" svg:height="0.326cm" svg:x="21.017cm" svg:y="3.37cm">
          <draw:text-box>
            <text:p><text:span text:style-name="T2"><text:s text:c="2"/></text:span></text:p>
          </draw:text-box>
        </draw:frame>
        <draw:frame draw:style-name="gr4" draw:text-style-name="P6" draw:layer="layout" svg:width="0.398cm" svg:height="0.326cm" svg:x="21.169cm" svg:y="3.37cm">
          <draw:text-box>
            <text:p><text:span text:style-name="T2">PCSrc</text:span></text:p>
          </draw:text-box>
        </draw:frame>
        <draw:line draw:style-name="gr1" draw:text-style-name="P1" draw:layer="layout" svg:x1="15.593cm" svg:y1="13.617cm" svg:x2="16.133cm" svg:y2="13.611cm">
          <text:p/>
        </draw:line>
        <draw:line draw:style-name="gr1" draw:text-style-name="P1" draw:layer="layout" svg:x1="17.623cm" svg:y1="13.614cm" svg:x2="17.216cm" svg:y2="13.614cm">
          <text:p/>
        </draw:line>
        <draw:polyline draw:style-name="gr1" draw:text-style-name="P1" draw:layer="layout" svg:width="0.54cm" svg:height="0.319cm" svg:x="21.818cm" svg:y="7.196cm" svg:viewBox="0 0 541 320" draw:points="0,0 271,320 541,0">
          <text:p/>
        </draw:polyline>
        <draw:line draw:style-name="gr1" draw:text-style-name="P1" draw:layer="layout" svg:x1="22.089cm" svg:y1="6.874cm" svg:x2="22.089cm" svg:y2="7.196cm">
          <text:p/>
        </draw:line>
        <draw:frame draw:style-name="gr4" draw:text-style-name="P6" draw:layer="layout" svg:width="0.258cm" svg:height="0.326cm" svg:x="21.852cm" svg:y="6.501cm">
          <draw:text-box>
            <text:p><text:span text:style-name="T2">CLK</text:span></text:p>
          </draw:text-box>
        </draw:frame>
        <draw:line draw:style-name="gr1" draw:text-style-name="P1" draw:layer="layout" svg:x1="1.792cm" svg:y1="7.516cm" svg:x2="1.792cm" svg:y2="15.224cm">
          <text:p/>
        </draw:line>
        <draw:line draw:style-name="gr1" draw:text-style-name="P1" draw:layer="layout" svg:x1="15.322cm" svg:y1="12.654cm" svg:x2="15.322cm" svg:y2="11.691cm">
          <text:p/>
        </draw:line>
        <draw:polyline draw:style-name="gr1" draw:text-style-name="P1" draw:layer="layout" svg:width="0.405cm" svg:height="4.014cm" svg:x="5.446cm" svg:y="8.159cm" svg:viewBox="0 0 406 4015" draw:points="0,0 0,4015 406,4015">
          <text:p/>
        </draw:polyline>
        <draw:frame draw:style-name="gr4" draw:text-style-name="P6" draw:layer="layout" svg:width="0.118cm" svg:height="0.326cm" svg:x="11.749cm" svg:y="3.53cm">
          <draw:text-box>
            <text:p><text:span text:style-name="T2"><text:s text:c="3"/></text:span></text:p>
          </draw:text-box>
        </draw:frame>
        <draw:frame draw:style-name="gr4" draw:text-style-name="P6" draw:layer="layout" svg:width="0.814cm" svg:height="0.326cm" svg:x="11.886cm" svg:y="3.574cm">
          <draw:text-box>
            <text:p><text:span text:style-name="T2">ALUControl</text:span></text:p>
          </draw:text-box>
        </draw:frame>
        <draw:frame draw:style-name="gr4" draw:text-style-name="P15" draw:layer="layout" svg:width="1.1cm" svg:height="0.3cm" draw:transform="rotate (1.5707963267949) translate (18.2cm 9.2cm)">
          <draw:text-box>
            <text:p><text:span text:style-name="T11">ALU</text:span></text:p>
          </draw:text-box>
        </draw:frame>
        <draw:line draw:style-name="gr1" draw:text-style-name="P1" draw:layer="layout" svg:x1="19.382cm" svg:y1="14.419cm" svg:x2="19.382cm" svg:y2="15.866cm">
          <text:p/>
        </draw:line>
        <draw:line draw:style-name="gr1" draw:text-style-name="P1" draw:layer="layout" svg:x1="7.476cm" svg:y1="15.223cm" svg:x2="7.476cm" svg:y2="12.975cm">
          <text:p/>
        </draw:line>
        <draw:line draw:style-name="gr1" draw:text-style-name="P1" draw:layer="layout" svg:x1="19.653cm" svg:y1="3.663cm" svg:x2="19.7cm" svg:y2="8.6cm">
          <text:p/>
        </draw:line>
        <draw:line draw:style-name="gr1" draw:text-style-name="P1" draw:layer="layout" svg:x1="1.792cm" svg:y1="8.159cm" svg:x2="1.251cm" svg:y2="8.159cm">
          <text:p/>
        </draw:line>
        <draw:line draw:style-name="gr1" draw:text-style-name="P1" draw:layer="layout" svg:x1="19.653cm" svg:y1="3.342cm" svg:x2="19.788cm" svg:y2="3.342cm">
          <text:p/>
        </draw:line>
        <draw:line draw:style-name="gr1" draw:text-style-name="P1" draw:layer="layout" svg:x1="19.653cm" svg:y1="3.663cm" svg:x2="19.788cm" svg:y2="3.663cm">
          <text:p/>
        </draw:line>
        <draw:line draw:style-name="gr1" draw:text-style-name="P1" draw:layer="layout" svg:x1="20.601cm" svg:y1="3.503cm" svg:x2="20.465cm" svg:y2="3.503cm">
          <text:p/>
        </draw:line>
        <draw:path draw:style-name="gr1" draw:text-style-name="P1" draw:layer="layout" svg:width="0.271cm" svg:height="0.642cm" svg:x="20.193cm" svg:y="3.181cm" svg:viewBox="0 0 272 643" svg:d="M0 0c150 0 272 144 272 322 0 177-122 321-272 321">
          <text:p/>
        </draw:path>
        <draw:polyline draw:style-name="gr1" draw:text-style-name="P1" draw:layer="layout" svg:width="0.404cm" svg:height="0.642cm" svg:x="19.788cm" svg:y="3.181cm" svg:viewBox="0 0 405 643" draw:points="405,0 0,0 0,643 405,643">
          <text:p/>
        </draw:polyline>
        <draw:line draw:style-name="gr1" draw:text-style-name="P1" draw:layer="layout" svg:x1="20.463cm" svg:y1="3.503cm" svg:x2="21.005cm" svg:y2="3.503cm">
          <text:p/>
        </draw:line>
        <draw:line draw:style-name="gr1" draw:text-style-name="P1" draw:layer="layout" svg:x1="17.488cm" svg:y1="7.839cm" svg:x2="14.241cm" svg:y2="7.839cm">
          <text:p/>
        </draw:line>
        <draw:line draw:style-name="gr1" draw:text-style-name="P1" draw:layer="layout" svg:x1="1.251cm" svg:y1="8.159cm" svg:x2="1.251cm" svg:y2="15.867cm">
          <text:p/>
        </draw:line>
        <draw:line draw:style-name="gr1" draw:text-style-name="P1" draw:layer="layout" svg:x1="18.864cm" svg:y1="14.419cm" svg:x2="19.382cm" svg:y2="14.419cm">
          <text:p/>
        </draw:line>
        <draw:line draw:style-name="gr9" draw:text-style-name="P1" draw:layer="layout" svg:x1="3.416cm" svg:y1="2.057cm" svg:x2="3.416cm" svg:y2="7.597cm">
          <text:p/>
        </draw:line>
        <draw:line draw:style-name="gr1" draw:text-style-name="P1" draw:layer="layout" svg:x1="2.333cm" svg:y1="1.415cm" svg:x2="21.028cm" svg:y2="1.415cm">
          <text:p/>
        </draw:line>
        <draw:line draw:style-name="gr1" draw:text-style-name="P1" draw:layer="layout" svg:x1="2.875cm" svg:y1="8.48cm" svg:x2="3.146cm" svg:y2="8.48cm">
          <text:p/>
        </draw:line>
        <draw:line draw:style-name="gr1" draw:text-style-name="P1" draw:layer="layout" svg:x1="2.605cm" svg:y1="7.839cm" svg:x2="3.146cm" svg:y2="7.839cm">
          <text:p/>
        </draw:line>
        <draw:line draw:style-name="gr10" draw:text-style-name="P1" draw:layer="layout" svg:x1="4.5cm" svg:y1="8.2cm" svg:x2="3.7cm" svg:y2="8.2cm">
          <text:p/>
        </draw:line>
        <draw:polygon draw:style-name="gr5" draw:text-style-name="P5" draw:layer="layout" svg:width="0.539cm" svg:height="1.285cm" svg:x="3.146cm" svg:y="7.516cm" svg:viewBox="0 0 540 1286" draw:points="0,0 0,1286 540,1125 540,162">
          <text:p/>
        </draw:polygon>
        <draw:polygon draw:style-name="gr3" draw:text-style-name="P3" draw:layer="layout" svg:width="0.539cm" svg:height="1.285cm" svg:x="3.146cm" svg:y="7.516cm" svg:viewBox="0 0 540 1286" draw:points="0,0 0,1286 540,1125 540,162">
          <text:p/>
        </draw:polygon>
        <draw:frame draw:style-name="gr4" draw:text-style-name="P6" draw:layer="layout" svg:width="0.088cm" svg:height="0.326cm" svg:x="3.292cm" svg:y="7.705cm">
          <draw:text-box>
            <text:p><text:span text:style-name="T2">0</text:span></text:p>
          </draw:text-box>
        </draw:frame>
        <draw:frame draw:style-name="gr4" draw:text-style-name="P6" draw:layer="layout" svg:width="0.038cm" svg:height="0.326cm" svg:x="3.157cm" svg:y="8.347cm">
          <draw:text-box>
            <text:p><text:span text:style-name="T2"><text:s/></text:span></text:p>
          </draw:text-box>
        </draw:frame>
        <draw:frame draw:style-name="gr4" draw:text-style-name="P6" draw:layer="layout" svg:width="0.088cm" svg:height="0.326cm" svg:x="3.233cm" svg:y="8.347cm">
          <draw:text-box>
            <text:p><text:span text:style-name="T2">1</text:span></text:p>
          </draw:text-box>
        </draw:frame>
        <draw:line draw:style-name="gr1" draw:text-style-name="P1" draw:layer="layout" svg:x1="2.875cm" svg:y1="8.48cm" svg:x2="2.875cm" svg:y2="14.582cm">
          <text:p/>
        </draw:line>
        <draw:frame draw:style-name="gr4" draw:text-style-name="P16" draw:layer="layout" svg:width="0.054cm" svg:height="0.251cm" svg:x="9.652cm" svg:y="17.149cm">
          <draw:text-box>
            <text:p><text:span text:style-name="T12"><text:s text:c="2"/></text:span></text:p>
          </draw:text-box>
        </draw:frame>
        <draw:polygon draw:style-name="gr5" draw:text-style-name="P5" draw:layer="layout" svg:width="1.352cm" svg:height="1.284cm" svg:x="10.587cm" svg:y="16.829cm" svg:viewBox="0 0 1353 1285" draw:points="272,1285 1353,1285 1083,0 0,0">
          <text:p/>
        </draw:polygon>
        <draw:polygon draw:style-name="gr3" draw:text-style-name="P3" draw:layer="layout" svg:width="1.352cm" svg:height="1.284cm" svg:x="10.587cm" svg:y="16.829cm" svg:viewBox="0 0 1353 1285" draw:points="272,1285 1353,1285 1083,0 0,0">
          <text:p/>
        </draw:polygon>
        <draw:frame draw:style-name="gr4" draw:text-style-name="P4" draw:layer="layout" svg:width="0.2cm" svg:height="0.402cm" svg:x="10.973cm" svg:y="17.301cm">
          <draw:text-box>
            <text:p><text:span text:style-name="T1">&lt;&lt;</text:span></text:p>
          </draw:text-box>
        </draw:frame>
        <draw:frame draw:style-name="gr4" draw:text-style-name="P4" draw:layer="layout" svg:width="0.1cm" svg:height="0.402cm" svg:x="11.375cm" svg:y="17.301cm">
          <draw:text-box>
            <text:p><text:span text:style-name="T1">2</text:span></text:p>
          </draw:text-box>
        </draw:frame>
        <draw:line draw:style-name="gr9" draw:text-style-name="P1" draw:layer="layout" svg:x1="9.6cm" svg:y1="17.5cm" svg:x2="10.726cm" svg:y2="17.49cm">
          <text:p/>
        </draw:line>
        <draw:polyline draw:style-name="gr1" draw:text-style-name="P1" draw:layer="layout" svg:width="9.741cm" svg:height="4.173cm" svg:x="2.875cm" svg:y="14.581cm" svg:viewBox="0 0 9742 4174" draw:points="8933,2897 9742,2890 9742,4174 0,4174 0,0">
          <text:p/>
        </draw:polyline>
        <draw:frame draw:style-name="gr4" draw:text-style-name="P12" draw:layer="layout" svg:width="0.126cm" svg:height="0.225cm" svg:x="2.21cm" svg:y="14.731cm">
          <draw:text-box>
            <text:p><text:span text:style-name="T9">27</text:span></text:p>
          </draw:text-box>
        </draw:frame>
        <draw:frame draw:style-name="gr4" draw:text-style-name="P12" draw:layer="layout" svg:width="0.032cm" svg:height="0.225cm" svg:x="2.432cm" svg:y="14.731cm">
          <draw:text-box>
            <text:p><text:span text:style-name="T9">:</text:span></text:p>
          </draw:text-box>
        </draw:frame>
        <draw:frame draw:style-name="gr4" draw:text-style-name="P12" draw:layer="layout" svg:width="0.062cm" svg:height="0.225cm" svg:x="2.49cm" svg:y="14.731cm">
          <draw:text-box>
            <text:p><text:span text:style-name="T9">0</text:span></text:p>
          </draw:text-box>
        </draw:frame>
        <draw:frame draw:style-name="gr4" draw:text-style-name="P16" draw:layer="layout" svg:width="0.126cm" svg:height="0.251cm" svg:x="3.833cm" svg:y="14.741cm">
          <draw:text-box>
            <text:p><text:span text:style-name="T12">31</text:span></text:p>
          </draw:text-box>
        </draw:frame>
        <draw:frame draw:style-name="gr4" draw:text-style-name="P16" draw:layer="layout" svg:width="0.032cm" svg:height="0.251cm" svg:x="4.1cm" svg:y="14.741cm">
          <draw:text-box>
            <text:p><text:span text:style-name="T12">:</text:span></text:p>
          </draw:text-box>
        </draw:frame>
        <draw:frame draw:style-name="gr4" draw:text-style-name="P16" draw:layer="layout" svg:width="0.126cm" svg:height="0.251cm" svg:x="4.17cm" svg:y="14.741cm">
          <draw:text-box>
            <text:p><text:span text:style-name="T12">28</text:span></text:p>
          </draw:text-box>
        </draw:frame>
        <draw:frame draw:style-name="gr4" draw:text-style-name="P6" draw:layer="layout" svg:width="0.978cm" svg:height="0.326cm" svg:x="3.022cm" svg:y="11.558cm">
          <draw:text-box>
            <text:p><text:span text:style-name="T2">PCJump</text:span></text:p>
          </draw:text-box>
        </draw:frame>
        <draw:line draw:style-name="gr1" draw:text-style-name="P1" draw:layer="layout" svg:x1="2.333cm" svg:y1="1.415cm" svg:x2="2.34cm" svg:y2="7.278cm">
          <text:p/>
        </draw:line>
        <draw:line draw:style-name="gr1" draw:text-style-name="P1" draw:layer="layout" svg:x1="3.394cm" svg:y1="2.057cm" svg:x2="10.453cm" svg:y2="2.057cm">
          <text:p/>
        </draw:line>
        <draw:frame draw:style-name="gr4" draw:text-style-name="P6" draw:layer="layout" svg:width="0.381cm" svg:height="0.326cm" svg:x="9.111cm" svg:y="1.603cm">
          <draw:text-box>
            <text:p><text:span text:style-name="T2">Jump</text:span></text:p>
          </draw:text-box>
        </draw:frame>
        <draw:polygon draw:style-name="gr11" draw:text-style-name="P17" draw:layer="layout" svg:width="3.246cm" svg:height="1.284cm" svg:x="11.8cm" svg:y="18.815cm" svg:viewBox="0 0 3247 1285" draw:points="0,1285 3247,1285 3247,0 0,642">
          <text:p text:style-name="P1"><text:span text:style-name="T13">Zero Extend</text:span></text:p>
        </draw:polygon>
        <draw:frame draw:style-name="gr12" draw:text-style-name="P18" draw:layer="layout" svg:width="1.156cm" svg:height="0.506cm" svg:x="10.644cm" svg:y="19.3cm">
          <draw:text-box>
            <text:p><text:span text:style-name="T12">15 : 0</text:span></text:p>
          </draw:text-box>
        </draw:frame>
        <draw:line draw:style-name="gr10" draw:text-style-name="P1" draw:layer="layout" svg:x1="2.9cm" svg:y1="14.6cm" svg:x2="3.7cm" svg:y2="14.6cm">
          <text:p/>
        </draw:line>
        <draw:line draw:style-name="gr13" draw:text-style-name="P1" draw:layer="layout" svg:x1="3.7cm" svg:y1="14.6cm" svg:x2="3.7cm" svg:y2="15.2cm">
          <text:p/>
        </draw:line>
        <draw:line draw:style-name="gr10" draw:text-style-name="P1" draw:layer="layout" svg:x1="11.8cm" svg:y1="19.8cm" svg:x2="9.6cm" svg:y2="19.8cm">
          <text:p/>
        </draw:line>
        <draw:frame draw:style-name="gr14" draw:text-style-name="P19" draw:layer="layout" svg:width="1.2cm" svg:height="0.535cm" svg:x="9.5cm" svg:y="4.565cm">
          <draw:text-box>
            <text:p><text:span text:style-name="T14">5 : 0</text:span></text:p>
          </draw:text-box>
        </draw:frame>
        <draw:frame draw:style-name="gr4" draw:text-style-name="P12" draw:layer="layout" svg:width="0.549cm" svg:height="0.225cm" svg:x="9.7cm" svg:y="11.175cm">
          <draw:text-box>
            <text:p><text:span text:style-name="T9">20 : 16</text:span></text:p>
          </draw:text-box>
        </draw:frame>
        <draw:frame draw:style-name="gr12" draw:text-style-name="P18" draw:layer="layout" svg:width="1.156cm" svg:height="0.506cm" svg:x="9.444cm" svg:y="13.5cm">
          <draw:text-box>
            <text:p><text:span text:style-name="T12">15 : 0</text:span></text:p>
          </draw:text-box>
        </draw:frame>
        <draw:frame draw:style-name="gr4" draw:text-style-name="P12" draw:layer="layout" svg:width="0.549cm" svg:height="0.225cm" svg:x="9.751cm" svg:y="11.7cm">
          <draw:text-box>
            <text:p><text:span text:style-name="T9">15 : 11</text:span></text:p>
          </draw:text-box>
        </draw:frame>
        <draw:frame draw:style-name="gr4" draw:text-style-name="P12" draw:layer="layout" svg:width="0.549cm" svg:height="0.225cm" svg:x="12.5cm" svg:y="12.375cm">
          <draw:text-box>
            <text:p><text:span text:style-name="T9">4 : 0</text:span></text:p>
          </draw:text-box>
        </draw:frame>
        <draw:frame draw:style-name="gr12" draw:text-style-name="P18" draw:layer="layout" svg:width="1.156cm" svg:height="0.506cm" svg:x="9.5cm" svg:y="17.094cm">
          <draw:text-box>
            <text:p><text:span text:style-name="T12">25 : 0</text:span></text:p>
          </draw:text-box>
        </draw:frame>
        <draw:frame draw:style-name="gr14" draw:text-style-name="P19" draw:layer="layout" svg:width="1.2cm" svg:height="0.535cm" svg:x="12.5cm" svg:y="3.5cm">
          <draw:text-box>
            <text:p><text:span text:style-name="T14">5 : 0</text:span></text:p>
          </draw:text-box>
        </draw:frame>
        <draw:frame draw:style-name="gr14" draw:text-style-name="P19" draw:layer="layout" svg:width="1.2cm" svg:height="0.535cm" svg:x="16.5cm" svg:y="9.365cm">
          <draw:text-box>
            <text:p><text:span text:style-name="T14">1 : 0</text:span></text:p>
          </draw:text-box>
        </draw:frame>
        <draw:line draw:style-name="gr1" draw:text-style-name="P1" draw:layer="layout" svg:x1="9.641cm" svg:y1="6.4cm" svg:x2="17.7cm" svg:y2="6.4cm">
          <text:p/>
        </draw:line>
        <draw:frame draw:style-name="gr4" draw:text-style-name="P11" draw:layer="layout" svg:width="0.549cm" svg:height="0.225cm" svg:x="9.7cm" svg:y="6.1cm">
          <draw:text-box>
            <text:p><text:span text:style-name="T8">10 :6</text:span></text:p>
          </draw:text-box>
        </draw:frame>
        <draw:frame draw:style-name="gr15" draw:text-style-name="P20" draw:layer="layout" svg:width="1.4cm" svg:height="0.577cm" svg:x="16.6cm" svg:y="5.922cm">
          <draw:text-box>
            <text:p><text:span text:style-name="T2">sham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47:52.38</meta:creation-date>
    <dc:date>2018-12-06T12:03:55.958771243</dc:date>
    <meta:editing-duration>PT1H20M52S</meta:editing-duration>
    <meta:editing-cycles>13</meta:editing-cycles>
    <meta:generator>LibreOffice/5.1.6.2$Linux_X86_64 LibreOffice_project/10m0$Build-2</meta:generator>
    <meta:document-statistic meta:object-count="255"/>
  </office:meta>
</office:document-meta>
</file>